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ventRegistryImpl.recov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efaultEventRegistryImpl.contextualize(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EventRegistryImpl.persist( EventRegistryDataWrapper registryWrapp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